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plot2</text:p>
      <text:p text:style-name="Standard">data &lt;- read.csv("C:/Users/HP/Documents/RCourses/hwproject.txt", sep=";", na.strings = "?", nrows= 500000, stringsAsFactors=FALSE, </text:p>
      <text:p text:style-name="Standard">colClasses=c("character", "character", "numeric", "numeric", "numeric", "numeric", "numeric", "numeric", "numeric"))</text:p>
      <text:p text:style-name="Standard"/>
      <text:p text:style-name="Standard">data1 &lt;- data[(data$Date == "1/2/2007" | data$Date == "2/2/2007"), ]</text:p>
      <text:p text:style-name="Standard"><text:s/>data1$unixTime = strptime(paste(data1$Date, data1$Time), "%d/%m/%Y %H:%M:%S")</text:p>
      <text:p text:style-name="Standard">Sys.setlocale("LC_TIME", "English")</text:p>
      <text:p text:style-name="Standard">png(filename = "plot2.png", width = 480, height = 480)</text:p>
      <text:p text:style-name="Standard">plot(data1$unixTime, data1$Global_active_power, type = "n", ylab = "Global Active Power (kilowatts)", xlab="")</text:p>
      <text:p text:style-name="Standard">lines(data1$unixTime, data1$Global_active_power)</text:p>
      <text:p text:style-name="Standard">dev.off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dou Sanda Dourhamane</meta:initial-creator>
    <meta:creation-date>2015-02-08T05:21:12.66</meta:creation-date>
    <dc:date>2015-02-08T05:36:10.05</dc:date>
    <dc:creator>Abdou Sanda Dourhamane</dc:creator>
    <meta:editing-duration>PT1M48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10" meta:word-count="63" meta:character-count="656"/>
  </office:meta>
</office:document-meta>
</file>